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Standard" style:master-page-name="">
      <style:paragraph-properties fo:keep-together="always" style:page-number="auto" fo:break-before="auto" fo:break-after="auto" fo:keep-with-next="always"/>
      <style:text-properties officeooo:paragraph-rsid="001c242a"/>
    </style:style>
    <style:style style:name="P5" style:family="paragraph" style:parent-style-name="Text_20_body" style:master-page-name="">
      <style:paragraph-properties fo:margin-top="0.199cm" fo:margin-bottom="0cm" style:contextual-spacing="false" fo:keep-together="always" style:page-number="auto" fo:keep-with-next="always" style:text-autospace="none"/>
    </style:style>
    <style:style style:name="P6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rsid="00265a7d" officeooo:paragraph-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7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paragraph-rsid="00201ccf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8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9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0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1c242a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1" style:family="paragraph" style:parent-style-name="Standard" style:list-style-name="L2">
      <style:paragraph-properties fo:margin-top="0.199cm" fo:margin-bottom="0cm" style:contextual-spacing="false" fo:keep-together="always" fo:keep-with-next="always" style:text-autospace="none"/>
      <style:text-properties officeooo:paragraph-rsid="0024614e"/>
    </style:style>
    <style:style style:name="P12" style:family="paragraph" style:parent-style-name="Heading_20_2" style:master-page-name="">
      <style:paragraph-properties fo:keep-together="always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242a" style:font-weight-asian="normal" style:font-weight-complex="normal"/>
    </style:style>
    <style:style style:name="T3" style:family="text">
      <style:text-properties fo:font-weight="normal" officeooo:rsid="00229531" style:font-weight-asian="normal" style:font-weight-complex="normal"/>
    </style:style>
    <style:style style:name="T4" style:family="text">
      <style:text-properties fo:font-weight="normal" officeooo:rsid="00231dc5" style:font-weight-asian="normal" style:font-weight-complex="normal"/>
    </style:style>
    <style:style style:name="T5" style:family="text">
      <style:text-properties fo:font-weight="normal" officeooo:rsid="00262f68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8" style:family="text">
      <style:text-properties style:use-window-font-color="true" style:font-name="Arial" fo:font-size="12pt" fo:language="en" fo:country="US" fo:font-style="normal" fo:font-weight="normal" officeooo:rsid="001f7f0b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9" style:family="text">
      <style:text-properties style:use-window-font-color="true" style:font-name="Arial" fo:font-size="12pt" fo:language="en" fo:country="US" fo:font-style="normal" fo:font-weight="normal" officeooo:rsid="0024614e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0" style:family="text">
      <style:text-properties style:use-window-font-color="true" style:font-name="Arial" fo:font-size="12pt" fo:language="en" fo:country="US" fo:font-style="normal" fo:font-weight="normal" officeooo: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1" style:family="text">
      <style:text-properties style:use-window-font-color="true" style:font-name="Courier New" fo:font-size="12pt" fo:language="en" fo:country="US" fo:font-style="normal" fo:font-weight="bold" officeooo:rsid="001f7f0b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style:font-name="Courier New" fo:font-weight="bold" officeooo:rsid="001c242a" style:font-weight-asian="bold" style:font-weight-complex="bold"/>
    </style:style>
    <style:style style:name="T14" style:family="text">
      <style:text-properties style:font-name="Courier New" officeooo:rsid="001c242a"/>
    </style:style>
    <style:style style:name="T15" style:family="text">
      <style:text-properties officeooo:rsid="001c242a"/>
    </style:style>
    <style:style style:name="T16" style:family="text">
      <style:text-properties fo:font-weight="bold" officeooo:rsid="001c242a" style:font-weight-asian="bold" style:font-weight-complex="bold"/>
    </style:style>
    <style:style style:name="T17" style:family="text">
      <style:text-properties fo:font-weight="bold" officeooo:rsid="00201ccf" style:font-weight-asian="bold" style:font-weight-complex="bold"/>
    </style:style>
    <style:style style:name="T18" style:family="text">
      <style:text-properties officeooo:rsid="001ee446"/>
    </style:style>
    <style:style style:name="T19" style:family="text">
      <style:text-properties officeooo:rsid="00201ccf"/>
    </style:style>
    <style:style style:name="T20" style:family="text">
      <style:text-properties officeooo:rsid="00265a7d"/>
    </style:style>
    <style:style style:name="T21" style:family="text">
      <style:text-properties officeooo:rsid="0027b6e2"/>
    </style:style>
    <style:style style:name="fr1" style:family="graphic" style:parent-style-name="Frame">
      <style:graphic-properties style:vertical-pos="bottom" style:vertical-rel="page" style:horizontal-pos="right" style:horizontal-rel="page-content" fo:padding="0cm" fo:border="none" style:shadow="none" draw:shadow-opacity="100%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3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4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3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4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1.45cm" draw:z-index="0">
        <draw:text-box fo:min-width="3.911cm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6">Model: </text:span><text:span text:style-name="T14">chcemvediet.apps.anonymization</text:span> </text:h>
      <text:p text:style-name="Standard"><draw:frame draw:style-name="fr2" draw:name="Object1" text:anchor-type="as-char" svg:width="16.997cm" svg:height="2.9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2" text:outline-level="2">Attachment<text:span text:style-name="T18">Normalization</text:span></text:h>
      <text:p text:style-name="P4"><text:span text:style-name="Done">Represents a single local file, </text:span><text:span text:style-name="Done"><text:span text:style-name="T18">which was created by normalization of Attachment file.</text:span></text:span></text:p>
      <text:p text:style-name="P2">Relations:</text:p>
      <text:list xml:id="list4636232813416472026" text:style-name="L1">
        <text:list-item>
          <text:p text:style-name="P8"><text:span text:style-name="Done"><text:span text:style-name="T13">attachment</text:span></text:span><text:span text:style-name="Done"><text:span text:style-name="T1">: </text:span></text:span><text:span text:style-name="Done"><text:span text:style-name="T4">Attachment</text:span></text:span><text:span text:style-name="Done"><text:span text:style-name="T1">; May NOT be NULL.<text:line-break/></text:span></text:span><text:span text:style-name="Done"><text:span text:style-name="T5">The </text:span></text:span><text:span text:style-name="Done"><text:span text:style-name="T2">Attachment</text:span></text:span><text:span text:style-name="Done"><text:span text:style-name="T1"> </text:span></text:span><text:span text:style-name="Done"><text:span text:style-name="T5">from which AttachmentNormalization was created</text:span></text:span><text:span text:style-name="Done"><text:span text:style-name="T1">.</text:span></text:span></text:p>
        </text:list-item>
      </text:list>
      <text:p text:style-name="P3">Properties<text:span text:style-name="T1">:</text:span></text:p>
      <text:list xml:id="list165630957245814" text:continue-numbering="true" text:style-name="L1">
        <text:list-item>
          <text:p text:style-name="P10"><text:span text:style-name="Done"><text:span text:style-name="T16">successful</text:span></text:span><text:span text:style-name="Done"><text:span text:style-name="T15">: Boolean; May NOT be NULL.</text:span></text:span></text:p>
        </text:list-item>
        <text:list-item>
          <text:p text:style-name="P10"><text:span text:style-name="Done"><text:span text:style-name="T12">file</text:span></text:span><text:span text:style-name="Done">: File; May be NULL.</text:span></text:p>
          <text:p text:style-name="P6"><text:span text:style-name="Done"><text:span text:style-name="T21">Empty filename</text:span></text:span><text:span text:style-name="Done"> if normalization failed or normalization didn’t create any file.</text:span></text:p>
        </text:list-item>
        <text:list-item>
          <text:p text:style-name="P9"><text:span text:style-name="Done"><text:span text:style-name="T12">name</text:span></text:span><text:span text:style-name="Done">: String; </text:span><text:span text:style-name="Done"><text:span text:style-name="T20">May</text:span></text:span><text:span text:style-name="Done"> NOT be empty.</text:span></text:p>
          <text:p text:style-name="P6"><text:span text:style-name="Done">Automatically computed when creating a new object.</text:span></text:p>
        </text:list-item>
        <text:list-item>
          <text:p text:style-name="P8"><text:span text:style-name="Done"><text:span text:style-name="T12">content_type</text:span></text:span><text:span text:style-name="Done"><text:span text:style-name="T1">: String; </text:span></text:span><text:span text:style-name="Done"><text:span text:style-name="T3">May be NULL.</text:span></text:span></text:p>
        </text:list-item>
        <text:list-item>
          <text:p text:style-name="P9"><text:span text:style-name="Done"><text:span text:style-name="T12">created</text:span></text:span><text:span text:style-name="Done"><text:span text:style-name="T1">: Datetime; May NOT be NULL.</text:span></text:span></text:p>
        </text:list-item>
        <text:list-item>
          <text:p text:style-name="P9"><text:span text:style-name="Done"><text:span text:style-name="T12">size</text:span></text:span><text:span text:style-name="Done">: Number; May be NULL.</text:span></text:p>
        </text:list-item>
        <text:list-item>
          <text:p text:style-name="P7"><text:span text:style-name="Done"><text:span text:style-name="T17">debug</text:span></text:span><text:span text:style-name="Done"><text:span text:style-name="T19">: String; May NOT be NULL; May be empty. </text:span></text:span></text:p>
        </text:list-item>
      </text:list>
      <text:p text:style-name="P5"><text:span text:style-name="T7">Computed Propertie</text:span><text:span text:style-name="T8">s:</text:span></text:p>
      <text:list xml:id="list5109870326422643975" text:style-name="L2">
        <text:list-item>
          <text:p text:style-name="P11"><text:span text:style-name="Done"><text:span text:style-name="T11">content</text:span></text:span><text:span text:style-name="Done"><text:span text:style-name="T8">: String; May be </text:span></text:span><text:span text:style-name="Done"><text:span text:style-name="T9">NULL</text:span></text:span><text:span text:style-name="Done"><text:span text:style-name="T8">; </text:span></text:span><text:span text:style-name="Done"><text:span text:style-name="T10">May be empty;</text:span></text:span><text:span text:style-name="Done"><text:span text:style-name="T8"> Read-only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style:contextual-spacing="false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 style:contextual-spacing="false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2" style:font-family-asian="OpenSymbol, 'Arial Unicode MS'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2" style:font-family-asian="OpenSymbol, 'Arial Unicode MS'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2" style:font-family-asian="OpenSymbol, 'Arial Unicode MS'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2" style:font-family-asian="OpenSymbol, 'Arial Unicode MS'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2" style:font-family-asian="OpenSymbol, 'Arial Unicode MS'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2" style:font-family-asian="OpenSymbol, 'Arial Unicode MS'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2" style:font-family-asian="OpenSymbol, 'Arial Unicode MS'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2" style:font-family-asian="OpenSymbol, 'Arial Unicode MS'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2" style:font-family-asian="OpenSymbol, 'Arial Unicode MS'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2" style:font-family-asian="OpenSymbol, 'Arial Unicode MS'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2" style:font-family-asian="OpenSymbol, 'Arial Unicode MS'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2" style:font-family-asian="OpenSymbol, 'Arial Unicode MS'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2" style:font-family-asian="OpenSymbol, 'Arial Unicode MS'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2" style:font-family-asian="OpenSymbol, 'Arial Unicode MS'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2" style:font-family-asian="OpenSymbol, 'Arial Unicode MS'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2" style:font-family-asian="OpenSymbol, 'Arial Unicode MS'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2" style:font-family-asian="OpenSymbol, 'Arial Unicode MS'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2" style:font-family-asian="OpenSymbol, 'Arial Unicode MS'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2" style:font-family-asian="OpenSymbol, 'Arial Unicode MS'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2" style:font-family-asian="OpenSymbol, 'Arial Unicode MS'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2" style:font-family-asian="OpenSymbol, 'Arial Unicode MS'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2" style:font-family-asian="OpenSymbol, 'Arial Unicode MS'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2" style:font-family-asian="OpenSymbol, 'Arial Unicode MS'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2" style:font-family-asian="OpenSymbol, 'Arial Unicode MS'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2" style:font-family-asian="OpenSymbol, 'Arial Unicode MS'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9-07-19T16:56:30.074606173</dc:date>
    <meta:editing-duration>P2DT1H40M17S</meta:editing-duration>
    <meta:editing-cycles>1396</meta:editing-cycles>
    <meta:generator>LibreOffice/4.2.8.2$Linux_X86_64 LibreOffice_project/420m0$Build-2</meta:generator>
    <meta:print-date>2014-08-21T02:42:56</meta:print-date>
    <meta:document-statistic meta:table-count="0" meta:image-count="0" meta:object-count="1" meta:page-count="1" meta:paragraph-count="20" meta:word-count="117" meta:character-count="739" meta:non-whitespace-character-count="6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4.75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4.2cm"/>
    </style:style>
    <style:style style:name="gr5" style:family="graphic" style:parent-style-name="Done">
      <style:graphic-properties draw:textarea-vertical-align="middle" draw:auto-grow-height="false" fo:min-height="0.5cm" fo:min-width="1.634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3.387cm" fo:padding-top="0.15cm" fo:padding-bottom="0.15cm" fo:padding-left="0.275cm" fo:padding-right="0.275cm"/>
    </style:style>
    <style:style style:name="gr7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1.77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4.97cm" svg:y="2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5cm" svg:x="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1cm" svg:x="2.27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176cm" svg:y1="3.024cm" svg:x2="7.57cm" svg:y2="3.024cm" draw:start-shape="id1" draw:start-glue-point="3" draw:end-shape="id2" draw:end-glue-point="1" svg:d="M12176 3024h-4606" svg:viewBox="0 0 4607 1">
          <text:p/>
        </draw:connector>
        <draw:custom-shape draw:style-name="gr4" draw:text-style-name="P3" draw:layer="layout" svg:width="4.7cm" svg:height="0.5cm" svg:x="2.67cm" svg:y="2.724cm">
          <text:p text:style-name="P1"><text:span text:style-name="T1">Attachment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634cm" svg:height="0.5cm" svg:x="14.182cm" svg:y="2.7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937cm" svg:height="1cm" svg:x="12.17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79cm" svg:height="0.5cm" svg:x="12.916cm" svg:y="2.786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ed_20__28_var_29_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